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71cm" fo:min-width="2.643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857cm" svg:x="2.587cm" svg:y="2.27cm">
          <text:p text:style-name="P1">Per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838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9:10:44.804962177</meta:creation-date>
    <dc:date>2022-06-07T19:14:47.013472220</dc:date>
    <meta:editing-duration>PT4M14S</meta:editing-duration>
    <meta:editing-cycles>1</meta:editing-cycles>
    <meta:generator>LibreOffice/7.3.4.2$Linux_X86_64 LibreOffice_project/8cb1c265a8f71ce63e37a2ff337b4f2ebc525cbc</meta:generator>
    <meta:document-statistic meta:object-count="1"/>
  </office:meta>
</office:document-meta>
</file>